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solid" style:text-underline-width="auto" style:text-underline-color="font-color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color="#000000" style:font-name="Verdana" fo:font-size="10pt" fo:language="es" fo:country="ES" fo:font-style="normal" style:text-underline-style="solid" style:text-underline-width="auto" style:text-underline-color="font-color" fo:font-weight="normal" style:font-name-asian="Georgia" style:font-size-asian="10pt" style:language-asian="zxx" style:country-asian="none" style:font-style-asian="normal" style:font-weight-asian="normal" style:font-name-complex="Georgia" style:font-size-complex="10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font-name="Verdana" fo:font-size="10pt" style:font-name-asian="Georgia" style:font-size-asian="10pt" style:font-name-complex="Georgia" style:font-size-complex="10pt"/>
    </style:style>
    <style:style style:name="T3" style:family="text">
      <style:text-properties fo:color="#000000" style:font-name="Verdana" fo:font-size="10pt" style:text-underline-style="solid" style:text-underline-width="auto" style:text-underline-color="font-color" style:font-name-asian="Georgia" style:font-size-asian="10pt" style:font-name-complex="Georgia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list xml:id="list8019843016122578857" text:style-name="L1">
        <text:list-item>
          <text:p text:style-name="P10"><text:s/>(5 min) Lee en ikas dentro de la carpeta teoría de esta unidad, en el apartado 5 del documento 04_UNIDAD4_Elaboracion_diseño_fisico, y explica si hay alguna diferencia entre Oracle Database y Base de Datos Oracle. </text:p>
          <text:p text:style-name="P10"/>
        </text:list-item>
        <text:list-item>
          <text:p text:style-name="P10"><text:s/>(15 min) Lee en ikas dentro de la carpeta teoría de esta unidad, en el apartado 6 del documento 04_UNIDAD4_Elaboracion_diseño_fisico, que explica como se estructura una base de datos Oracle. Tras la lectura responde a las siguientes cuestiones:</text:p>
          <text:p text:style-name="P10"/>
        </text:list-item>
      </text:list>
      <text:list xml:id="list7053453286774351505" text:style-name="L2">
        <text:list-item>
          <text:p text:style-name="P11">La estructura física esta compuesta por <text:span text:style-name="T1"><text:tab/><text:tab/><text:tab/><text:tab/><text:tab/><text:tab/><text:tab/><text:tab/><text:tab/><text:tab/><text:tab/><text:tab/><text:tab/> </text:span></text:p>
          <text:p text:style-name="P13"/>
        </text:list-item>
        <text:list-item>
          <text:p text:style-name="P11"><text:span text:style-name="T2"><text:s/>Oracle define un esquema como </text:span><text:span text:style-name="T3"><text:tab/><text:tab/><text:tab/><text:tab/><text:tab/><text:tab/></text:span><text:span text:style-name="T2">que corresponden directamente a los datos almacenados, y crea un nuevo esquema por</text:span><text:span text:style-name="T3"><text:tab/><text:tab/><text:tab/><text:tab/><text:tab/><text:tab/><text:tab/><text:tab/><text:tab/></text:span></text:p>
          <text:p text:style-name="P12"/>
        </text:list-item>
        <text:list-item>
          <text:p text:style-name="P11">Enumera los distintos elementos que forman parte del entorno de memoria de Oracle <text:span text:style-name="T1">:<text:tab/><text:tab/><text:tab/><text:tab/><text:tab/><text:tab/></text:span>Indica para que está destinado cada una de las zonas de memoria RAM<text:span text:style-name="T1"><text:tab/><text:tab/><text:tab/><text:tab/><text:tab/><text:tab/><text:tab/><text:tab/><text:tab/><text:tab/><text:tab/><text:tab/><text:tab/><text:tab/><text:tab/></text:span></text:p>
        </text:list-item>
      </text:list>
      <text:p text:style-name="P7"/>
      <text:p text:style-name="P7"/>
      <text:list xml:id="list1310958081" text:continue-list="list8019843016122578857" text:style-name="L1">
        <text:list-item>
          <text:p text:style-name="P9">Reúnete con tu grupo de especialistas y por turnos explicad vuestras ideas (anota nuevas ideas que os aporten) (15 min).</text:p>
          <text:p text:style-name="P9"/>
        </text:list-item>
        <text:list-item>
          <text:p text:style-name="P10">Reúnete con tu grupo base y por turnos explicad las ideas que hayan salido del grupo de especialistas y generar un documento que contenga todas las cuestiones (20 min, 5 min por especialista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6-11-24T19:28:57</meta:creation-date>
    <meta:editing-cycles>7</meta:editing-cycles>
    <meta:editing-duration>PT1H13M33S</meta:editing-duration>
    <meta:initial-creator>B. I-I </meta:initial-creator>
    <dc:date>2016-11-24T21:03:34</dc:date>
    <dc:creator>B. I-I </dc:creator>
    <meta:document-statistic meta:table-count="1" meta:image-count="1" meta:object-count="0" meta:page-count="1" meta:paragraph-count="11" meta:word-count="191" meta:character-count="1349"/>
    <meta:user-defined meta:name="Info 1"/>
    <meta:user-defined meta:name="Info 2"/>
    <meta:user-defined meta:name="Info 3"/>
    <meta:user-defined meta:name="Info 4"/>
  </office:meta>
</office:document-meta>
</file>